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2b7e15" fo:background-color="#ffffff"/>
    </style:style>
    <style:style style:name="P9" style:family="paragraph" style:parent-style-name="Table_20_Contents">
      <style:text-properties officeooo:rsid="003c9d6c" officeooo:paragraph-rsid="002b7e15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2b7e15"/>
    </style:style>
    <style:style style:name="P11" style:family="paragraph" style:parent-style-name="Table_20_Contents">
      <style:paragraph-properties fo:text-align="start" style:justify-single-word="false"/>
      <style:text-properties officeooo:paragraph-rsid="002caffc"/>
    </style:style>
    <style:style style:name="P12" style:family="paragraph" style:parent-style-name="Table_20_Contents">
      <style:paragraph-properties fo:text-align="center" style:justify-single-word="false"/>
      <style:text-properties officeooo:paragraph-rsid="002b7e15"/>
    </style:style>
    <style:style style:name="P13" style:family="paragraph" style:parent-style-name="Table_20_Contents">
      <style:text-properties officeooo:rsid="003c9d6c" officeooo:paragraph-rsid="002b7e15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officeooo:rsid="00362d9c" officeooo:paragraph-rsid="002b7e15"/>
    </style:style>
    <style:style style:name="P18" style:family="paragraph" style:parent-style-name="Table_20_Contents">
      <style:text-properties officeooo:paragraph-rsid="002b7e15"/>
    </style:style>
    <style:style style:name="P1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b7e15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b7e15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b7e15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5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b7e15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b7e15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b7e15"/>
    </style:style>
    <style:style style:name="P28" style:family="paragraph" style:parent-style-name="Table_20_Contents">
      <style:paragraph-properties fo:text-align="center" style:justify-single-word="false"/>
      <style:text-properties officeooo:rsid="002e34e8" officeooo:paragraph-rsid="002e34e8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fo:color="#000000" officeooo:rsid="002b7e15"/>
    </style:style>
    <style:style style:name="T13" style:family="text">
      <style:text-properties officeooo:rsid="013d0498"/>
    </style:style>
    <style:style style:name="T14" style:family="text">
      <style:text-properties officeooo:rsid="00cd09cd"/>
    </style:style>
    <style:style style:name="T15" style:family="text">
      <style:text-properties officeooo:rsid="00a56f82"/>
    </style:style>
    <style:style style:name="T16" style:family="text">
      <style:text-properties officeooo:rsid="003c9d6c"/>
    </style:style>
    <style:style style:name="T17" style:family="text">
      <style:text-properties style:use-window-font-color="true" officeooo:rsid="003c9d6c"/>
    </style:style>
    <style:style style:name="T18" style:family="text">
      <style:text-properties style:use-window-font-color="true" officeooo:rsid="003c9d6c" fo:background-color="#ffffff" loext:char-shading-value="0"/>
    </style:style>
    <style:style style:name="T19" style:family="text">
      <style:text-properties officeooo:rsid="003c9d6c" fo:background-color="#ffffff" loext:char-shading-value="0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6"><text:span text:style-name="T14">Declaração</text:span> <text:span text:style-name="T15">De Inscrição</text:span></text:p>
      <text:p text:style-name="P6"/>
      <text:p text:style-name="P25"><text:span text:style-name="T16">Para os devidos efeitos, declara-se que <text:s/></text:span><text:span text:style-name="T16"><text:text-input text:description="[#if person.female]">[#if person.female]</text:text-input></text:span><text:span text:style-name="T16">a aluna</text:span><text:span text:style-name="T16"><text:text-input text:description="[#elseif person.male]">[#elseif person.male]</text:text-input></text:span><text:span text:style-name="T16">o aluno</text:span><text:span text:style-name="T16"><text:text-input text:description="[/#if]">[/#if]</text:text-input></text:span><text:span text:style-name="T16"> </text:span><text:span text:style-name="T16"><text:text-input text:description="${person.name}">${person.name}</text:text-input></text:span><text:span text:style-name="T16">, n.º </text:span><text:span text:style-name="T16"><text:text-input text:description="${person.student.number}">${person.student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17"> </text:span><text:text-input text:description="${lang.pt(person.idDocumentType.localizedNameI18N)}">${lang.pt(person.idDocumentType.localizedNameI18N)}</text:text-input><text:span text:style-name="T18"> n.º </text:span><text:text-input text:description="${person.documentIdNumber}">${person.documentIdNumber}</text:text-input><text:span text:style-name="T16">, </text:span><text:span text:style-name="T16"><text:text-input text:description="[#if person.female]">[#if person.female]</text:text-input></text:span><text:span text:style-name="T16">filha</text:span><text:span text:style-name="T16"><text:text-input text:description="[#elseif person.male]">[#elseif person.male]</text:text-input></text:span><text:span text:style-name="T16">filho</text:span><text:span text:style-name="T16"><text:text-input text:description="[/#if]">[/#if]</text:text-input></text:span><text:span text:style-name="T16"> de </text:span><text:span text:style-name="T16"><text:text-input text:description="${person.nameOfFather}">${person.nameOfFather}</text:text-input></text:span><text:span text:style-name="T16"> e de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está </text:span><text:span text:style-name="T16"><text:text-input text:description="[#if person.female]">[#if person.female]</text:text-input></text:span><text:span text:style-name="T16">inscrita</text:span><text:span text:style-name="T16"><text:text-input text:description="[#elseif person.male]">[#elseif person.male]</text:text-input></text:span><text:span text:style-name="T16">inscrito</text:span><text:span text:style-name="T16"><text:text-input text:description="[/#if]">[/#if]</text:text-input></text:span><text:span text:style-name="T16"> no </text:span><text:text-input text:description="${curriculumInformation.curricularYear}">${curriculumInformation.curricularYear}</text:text-input><text:span text:style-name="T19">.º Ano, </text:span><text:span text:style-name="T16">no Curso de </text:span><text:span text:style-name="T16"><text:text-input text:description="${lang.pt(curricularPlanInformation.degreePresentationName)}">${lang.pt(curricularPlanInformation.degreePresentationName)}</text:text-input></text:span><text:span text:style-name="T19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8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Unidade(s) Curricular(es)</text:p>
          </table:table-cell>
          <table:table-cell table:style-name="Table1.A1" office:value-type="string">
            <text:p text:style-name="P19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3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24"><text:s text:c="2"/>Total UCs: </text:span><text:span text:style-name="T26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5">T</text:span><text:span text:style-name="T24">otal ECTS: </text:span><text:span text:style-name="T26"><text:text-input text:description="${numbers.onePlace(totalNormalECTS)}">${numbers.onePlace(totalNormalECTS)}</text:text-input></text:span></text:p>
      <text:p text:style-name="P13"/>
      <text:p text:style-name="P13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8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0"/>
      <text:p text:style-name="P10"><text:text-input text:description="[/#if]">[/#if]</text:text-input></text:p>
      <text:p text:style-name="P10"/>
      <text:p text:style-name="P11"><text:span text:style-name="T10">Faculdade de </text:span><text:span text:style-name="T12">Medicina Dentária</text:span><text:span text:style-name="T11"> </text:span><text:span text:style-name="T10">da Universidade de Lisboa</text:span><text:span text:style-name="T22">, </text:span><text:span text:style-name="T23">em </text:span><text:span text:style-name="T23"><text:text-input text:description="${lang.pt(dates.extendedDate(localizedDate.nowDate()))}">${lang.pt(dates.extendedDate(localizedDate.nowDate()))}</text:text-input></text:span><text:span text:style-name="T20">.</text:span></text:p>
      <text:p text:style-name="P7"/>
      <text:p text:style-name="P18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O presente documento só é válido com assinatura e carimbo da instituição!</text:p>
            <text:p text:style-name="P15"><text:text-input text:description="[#if hasPricetag]">[#if hasPricetag]</text:text-input></text:p>
            <text:p text:style-name="P24"><text:span text:style-name="T21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2.B1" office:value-type="string">
            <text:p text:style-name="P28">Serviços Académicos,</text:p>
            <text:p text:style-name="P17">O(<text:span text:style-name="T2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18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5"><text:text-input text:description="[#if hasPricetag]">[#if hasPricetag]</text:text-input></text:p>
            <text:p text:style-name="P24"><text:span text:style-name="T21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3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31T16:39:55.228053995</dc:date>
    <meta:editing-duration>PT52M11S</meta:editing-duration>
    <meta:editing-cycles>25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45" meta:character-count="3591" meta:non-whitespace-character-count="3353"/>
  </office:meta>
</office:document-meta>
</file>